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573cm" fo:margin-left="1.422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3.0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3b15c" officeooo:paragraph-rsid="0003b15c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3b15c" officeooo:paragraph-rsid="0003b15c" style:font-weight-asian="bold" style:font-weight-complex="bold"/>
    </style:style>
    <style:style style:name="P3" style:family="paragraph" style:parent-style-name="Standard">
      <style:text-properties style:font-name="Arial" fo:font-weight="bold" officeooo:rsid="000497ba" officeooo:paragraph-rsid="000497ba" style:font-weight-asian="bold" style:font-weight-complex="bold"/>
    </style:style>
    <style:style style:name="P4" style:family="paragraph" style:parent-style-name="Standard">
      <style:text-properties style:font-name="Arial" fo:font-weight="bold" officeooo:rsid="000d8ad9" officeooo:paragraph-rsid="000d8ad9" style:font-weight-asian="bold" style:font-weight-complex="bold"/>
    </style:style>
    <style:style style:name="P5" style:family="paragraph" style:parent-style-name="Standard">
      <style:text-properties style:font-name="Arial" fo:font-weight="normal" officeooo:rsid="0003b15c" officeooo:paragraph-rsid="0003b15c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497ba" officeooo:paragraph-rsid="000497ba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d8ad9" officeooo:paragraph-rsid="000d8ad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officeooo:rsid="0003b15c" officeooo:paragraph-rsid="0003b15c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" officeooo:rsid="000497ba" officeooo:paragraph-rsid="000497ba"/>
    </style:style>
    <style:style style:name="P10" style:family="paragraph" style:parent-style-name="Standard">
      <style:text-properties style:font-name="Arial" fo:font-weight="normal" officeooo:rsid="00429503" officeooo:paragraph-rsid="000d8ad9" style:font-weight-asian="normal" style:font-weight-complex="normal"/>
    </style:style>
    <style:style style:name="P11" style:family="paragraph" style:parent-style-name="Standard">
      <style:text-properties style:font-name="Arial" officeooo:rsid="001d0242" officeooo:paragraph-rsid="000d8ad9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16pt" fo:font-weight="bold" officeooo:rsid="000497ba" officeooo:paragraph-rsid="000497b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weight="normal" officeooo:rsid="0072700a" officeooo:paragraph-rsid="00060649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weight="normal" officeooo:rsid="006dd788" officeooo:paragraph-rsid="00060649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weight="normal" officeooo:rsid="00083ba0" officeooo:paragraph-rsid="00083ba0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weight="normal" officeooo:rsid="000a2628" officeooo:paragraph-rsid="000a2628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713362" officeooo:paragraph-rsid="0006064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72700a" officeooo:paragraph-rsid="00060649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72d487" officeooo:paragraph-rsid="0006064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60649" officeooo:paragraph-rsid="00060649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6c9296" officeooo:paragraph-rsid="00060649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6c9296" officeooo:paragraph-rsid="0007965a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6dd788" officeooo:paragraph-rsid="00060649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6dd788" officeooo:paragraph-rsid="0007965a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7965a" officeooo:paragraph-rsid="0007965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766d2d" officeooo:paragraph-rsid="00083ba0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89ef7" officeooo:paragraph-rsid="00089ef7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89ef7" officeooo:paragraph-rsid="000b936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a2628" officeooo:paragraph-rsid="000a2628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b9363" officeooo:paragraph-rsid="000b936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b9363" officeooo:paragraph-rsid="000c5e4e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0c5e4e" officeooo:paragraph-rsid="000c5e4e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Arial" officeooo:rsid="006c9296" officeooo:paragraph-rsid="00060649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Arial" officeooo:rsid="0072700a" officeooo:paragraph-rsid="00060649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Arial" fo:font-weight="normal" officeooo:rsid="0072700a" officeooo:paragraph-rsid="00060649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Arial" fo:font-weight="normal" officeooo:rsid="0074c6c1" officeooo:paragraph-rsid="00060649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Arial" fo:font-weight="normal" officeooo:rsid="00060649" officeooo:paragraph-rsid="00060649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Arial" fo:font-weight="normal" officeooo:rsid="00750c4d" officeooo:paragraph-rsid="00060649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Arial" fo:font-weight="normal" officeooo:rsid="0007965a" officeooo:paragraph-rsid="0007965a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weight="normal" officeooo:rsid="000d8ad9" officeooo:paragraph-rsid="000d8ad9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Arial" fo:font-weight="bold" officeooo:rsid="000a2628" officeooo:paragraph-rsid="000a2628" style:font-weight-asian="bold" style:font-weight-complex="bold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style:font-name="Arial" fo:font-size="16pt" fo:font-weight="bold" officeooo:rsid="006c9296" officeooo:paragraph-rsid="00060649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style:font-name="Arial" fo:font-size="16pt" fo:font-weight="bold" officeooo:rsid="00766d2d" officeooo:paragraph-rsid="00083ba0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style:font-name="Arial" fo:font-size="16pt" fo:font-weight="bold" officeooo:rsid="00089ef7" officeooo:paragraph-rsid="00089ef7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color="#000000" style:font-name="Arial" fo:font-size="16pt" fo:font-weight="bold" officeooo:rsid="0072700a" officeooo:paragraph-rsid="00060649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3.505cm" fo:margin-right="0cm" fo:text-indent="-3.505cm" style:auto-text-indent="false">
        <style:tab-stops/>
      </style:paragraph-properties>
      <style:text-properties style:font-name="Arial" officeooo:rsid="00200bda" officeooo:paragraph-rsid="000d8ad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200bda" officeooo:paragraph-rsid="000d8ad9"/>
    </style:style>
    <style:style style:name="P48" style:family="paragraph" style:parent-style-name="Table_20_Contents">
      <style:text-properties style:font-name="Arial" officeooo:rsid="00200d7b" officeooo:paragraph-rsid="000d8ad9"/>
    </style:style>
    <style:style style:name="T1" style:family="text">
      <style:text-properties officeooo:rsid="000497ba"/>
    </style:style>
    <style:style style:name="T2" style:family="text">
      <style:text-properties officeooo:rsid="0072700a"/>
    </style:style>
    <style:style style:name="T3" style:family="text">
      <style:text-properties officeooo:rsid="0072d487"/>
    </style:style>
    <style:style style:name="T4" style:family="text">
      <style:text-properties officeooo:rsid="0006064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965a" style:font-weight-asian="normal" style:font-weight-complex="normal"/>
    </style:style>
    <style:style style:name="T8" style:family="text">
      <style:text-properties fo:font-weight="normal" officeooo:rsid="000b9363" style:font-weight-asian="normal" style:font-weight-complex="normal"/>
    </style:style>
    <style:style style:name="T9" style:family="text">
      <style:text-properties fo:font-weight="normal" officeooo:rsid="000c5e4e" style:font-weight-asian="normal" style:font-weight-complex="normal"/>
    </style:style>
    <style:style style:name="T10" style:family="text">
      <style:text-properties officeooo:rsid="00750c4d"/>
    </style:style>
    <style:style style:name="T11" style:family="text">
      <style:text-properties officeooo:rsid="00713362"/>
    </style:style>
    <style:style style:name="T12" style:family="text">
      <style:text-properties officeooo:rsid="00766d2d"/>
    </style:style>
    <style:style style:name="T13" style:family="text">
      <style:text-properties style:text-position="super 58%"/>
    </style:style>
    <style:style style:name="T14" style:family="text">
      <style:text-properties officeooo:rsid="006dd788"/>
    </style:style>
    <style:style style:name="T15" style:family="text">
      <style:text-properties officeooo:rsid="0007965a"/>
    </style:style>
    <style:style style:name="T16" style:family="text">
      <style:text-properties officeooo:rsid="00083ba0"/>
    </style:style>
    <style:style style:name="T17" style:family="text">
      <style:text-properties officeooo:rsid="00089ef7"/>
    </style:style>
    <style:style style:name="T18" style:family="text">
      <style:text-properties officeooo:rsid="000b9363"/>
    </style:style>
    <style:style style:name="T19" style:family="text">
      <style:text-properties officeooo:rsid="000c5e4e"/>
    </style:style>
    <style:style style:name="T20" style:family="text">
      <style:text-properties officeooo:rsid="0040ca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1 Spring CPSC 240 Worksheet</text:p>
      <text:p text:style-name="P2">Access to Array<text:span text:style-name="T1">s</text:span> using GDB</text:p>
      <text:p text:style-name="P1"/>
      <text:p text:style-name="P1"/>
      <text:p text:style-name="P3">Instructions</text:p>
      <text:p text:style-name="P9"/>
      <text:p text:style-name="P9">Find a GDB solution for each question. <text:s/>Test your answer to make sure it is correct. <text:s/>Then record your answer in the blank space. <text:s/>Keep the completed worksheet in a secure folder in your computer.</text:p>
      <text:p text:style-name="P5"/>
      <text:p text:style-name="P5"/>
      <text:p text:style-name="P4">Basic facts</text:p>
      <text:p text:style-name="P7"/>
      <text:p text:style-name="P7">Gdb uses these symbols to control output format</text:p>
      <text:p text:style-name="P11">d<text:tab/><text:span text:style-name="T20">signed integer</text:span></text:p>
      <text:p text:style-name="P11">c<text:tab/>char</text:p>
      <text:p text:style-name="P11">a<text:tab/>address</text:p>
      <text:p text:style-name="P11">s<text:tab/>string</text:p>
      <text:p text:style-name="P11">i<text:tab/>instruction</text:p>
      <text:p text:style-name="P11">f<text:tab/>float</text:p>
      <text:p text:style-name="P11">u<text:tab/>unsigned integer</text:p>
      <text:p text:style-name="P11">t<text:tab/>binary</text:p>
      <text:p text:style-name="P10">x<text:tab/>hex</text:p>
      <text:p text:style-name="P7"/>
      <text:p text:style-name="P7"/>
      <text:p text:style-name="P7">Gdb uses these symbols to specify how many bytes will appear in one output value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8">Symbol</text:p>
          </table:table-cell>
          <table:table-cell table:style-name="Table1.A1" office:value-type="string">
            <text:p text:style-name="P48">Name</text:p>
          </table:table-cell>
          <table:table-cell table:style-name="Table1.C1" office:value-type="string">
            <text:p text:style-name="P48">Bytes</text:p>
          </table:table-cell>
        </table:table-row>
        <table:table-row>
          <table:table-cell table:style-name="Table1.A2" office:value-type="string">
            <text:p text:style-name="P48">b</text:p>
          </table:table-cell>
          <table:table-cell table:style-name="Table1.A2" office:value-type="string">
            <text:p text:style-name="P48">byte</text:p>
          </table:table-cell>
          <table:table-cell table:style-name="Table1.C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48">h</text:p>
          </table:table-cell>
          <table:table-cell table:style-name="Table1.A2" office:value-type="string">
            <text:p text:style-name="P48">halfword</text:p>
          </table:table-cell>
          <table:table-cell table:style-name="Table1.C2" office:value-type="string">
            <text:p text:style-name="P48">2</text:p>
          </table:table-cell>
        </table:table-row>
        <table:table-row>
          <table:table-cell table:style-name="Table1.A2" office:value-type="string">
            <text:p text:style-name="P48">w</text:p>
          </table:table-cell>
          <table:table-cell table:style-name="Table1.A2" office:value-type="string">
            <text:p text:style-name="P48">word</text:p>
          </table:table-cell>
          <table:table-cell table:style-name="Table1.C2" office:value-type="string">
            <text:p text:style-name="P48">4</text:p>
          </table:table-cell>
        </table:table-row>
        <table:table-row>
          <table:table-cell table:style-name="Table1.A2" office:value-type="string">
            <text:p text:style-name="P48">g</text:p>
          </table:table-cell>
          <table:table-cell table:style-name="Table1.A2" office:value-type="string">
            <text:p text:style-name="P48">giant</text:p>
          </table:table-cell>
          <table:table-cell table:style-name="Table1.C2" office:value-type="string">
            <text:p text:style-name="P48">8</text:p>
          </table:table-cell>
        </table:table-row>
      </table:table>
      <text:p text:style-name="P46"/>
      <text:p text:style-name="P40"/>
      <text:p text:style-name="P7"/>
      <text:p text:style-name="P12">Static Arrays in C/C++</text:p>
      <text:p text:style-name="P6"/>
      <text:p text:style-name="P6"/>
      <text:p text:style-name="P6"/>
      <text:p text:style-name="P6">Declaration of static array with initial data</text:p>
      <text:p text:style-name="P6">long u[6] = {5,9,2,-4,18,11};</text:p>
      <text:p text:style-name="P6"/>
      <text:p text:style-name="P6"/>
      <text:p text:style-name="P17">//<text:span text:style-name="T2">Output the address of cell 0</text:span></text:p>
      <text:p text:style-name="P13">p.x <text:s/>&amp;u</text:p>
      <text:p text:style-name="P13"/>
      <text:p text:style-name="P17">/Output the first 5 numbers in the array</text:p>
      <text:p text:style-name="P18">p/d <text:s/>(long[5]u <text:s text:c="5"/>&lt;== Invalid</text:p>
      <text:p text:style-name="P18"/>
      <text:p text:style-name="P20">Answer: ____________________________________________________</text:p>
      <text:p text:style-name="P18"/>
      <text:p text:style-name="P18">//Output the first 4 numbers in the array</text:p>
      <text:p text:style-name="P18">x/4dg <text:s/>u</text:p>
      <text:p text:style-name="P18"/>
      <text:p text:style-name="P18">//<text:span text:style-name="T3">Output the single value in cell #2</text:span></text:p>
      <text:p text:style-name="P19">p/d <text:s/>u[2]</text:p>
      <text:p text:style-name="P17"/>
      <text:p text:style-name="P17">//<text:span text:style-name="T2">Modify the value in cell #3</text:span></text:p>
      <text:p text:style-name="P13">set var u[3] = -1</text:p>
      <text:p text:style-name="P45">Dynamic array declared in C/C++.</text:p>
      <text:p text:style-name="P34"/>
      <text:p text:style-name="P34">Example of declaration in C++</text:p>
      <text:p text:style-name="P34">double myarray[ ] = new double[6];</text:p>
      <text:p text:style-name="P33"/>
      <text:p text:style-name="P34">Example of declaration in C</text:p>
      <text:p text:style-name="P34">double * myarray = (double *<text:span text:style-name="T5">)</text:span><text:span text:style-name="T6">malloc(6*sizeof(double)</text:span><text:span text:style-name="T7">)</text:span><text:span text:style-name="T6">;</text:span></text:p>
      <text:p text:style-name="P35"/>
      <text:p text:style-name="P35"/>
      <text:p text:style-name="P35"/>
      <text:p text:style-name="P35"/>
      <text:p text:style-name="P35">//<text:span text:style-name="T3">Output the address of cell 0</text:span></text:p>
      <text:p text:style-name="P36">p/x <text:s/>myarray</text:p>
      <text:p text:style-name="P36"/>
      <text:p text:style-name="P36">//Output the address where the address of cell 0 is stored</text:p>
      <text:p text:style-name="P36">p/x <text:s/>&amp;myarray</text:p>
      <text:p text:style-name="P36"/>
      <text:p text:style-name="P36">//Output the address in the stack that contains the point<text:span text:style-name="T4">er </text:span>to cell #0</text:p>
      <text:p text:style-name="P36">x/1xg <text:s/>&amp;myarray</text:p>
      <text:p text:style-name="P36"/>
      <text:p text:style-name="P36">//Output the first 5 values in the array</text:p>
      <text:p text:style-name="P36"/>
      <text:p text:style-name="P37">Answer: __________________________________________________</text:p>
      <text:p text:style-name="P36"/>
      <text:p text:style-name="P36">//Change the value in ce<text:span text:style-name="T10">l</text:span>l 3 to be 888.<text:span text:style-name="T4">8</text:span></text:p>
      <text:p text:style-name="P38">set <text:s/>var <text:s/>myarray[3]=888.<text:span text:style-name="T4">8</text:span></text:p>
      <text:p text:style-name="P38"/>
      <text:p text:style-name="P38">//<text:span text:style-name="T15">Output only the value in cell #3</text:span></text:p>
      <text:p text:style-name="P38"/>
      <text:p text:style-name="P39">Answer: ____________________________________________________</text:p>
      <text:p text:style-name="P42"><text:span text:style-name="T10">Static a</text:span>rray<text:span text:style-name="T11">s</text:span> declared in X86 assembly <text:span text:style-name="T12">data segment</text:span></text:p>
      <text:p text:style-name="P21"/>
      <text:p text:style-name="P21">Example in segment .data</text:p>
      <text:p text:style-name="P21">testarray dq <text:s/>4, 22, 16, 41, 27, 13</text:p>
      <text:p text:style-name="P21"/>
      <text:p text:style-name="P21">This is an array of size 6 initialized with 6 long integers.</text:p>
      <text:p text:style-name="P21"/>
      <text:p text:style-name="P21"/>
      <text:p text:style-name="P21"/>
      <text:p text:style-name="P21">//Output the address of cell 0</text:p>
      <text:p text:style-name="P21">p/x <text:s/>&amp;testarray</text:p>
      <text:p text:style-name="P21"/>
      <text:p text:style-name="P21">//Output the first 5 numbers in the array</text:p>
      <text:p text:style-name="P21">p/d <text:s/>(long[5])testarray</text:p>
      <text:p text:style-name="P21"/>
      <text:p text:style-name="P21">//Alternate form: <text:s/>output the first 5 numbers in the array</text:p>
      <text:p text:style-name="P21">x/5dg <text:s/>&amp;testarray</text:p>
      <text:p text:style-name="P21"/>
      <text:p text:style-name="P33">//<text:span text:style-name="T15">M</text:span>odify the value in cell #3 (4<text:span text:style-name="T13">th</text:span> value) to be <text:span text:style-name="T14">8888</text:span>.</text:p>
      <text:p text:style-name="P25">[The professor cannot find a single command solution. <text:s/>The following is a solution using 3 gdb commands. <text:s/>It is not pretty but it works.]</text:p>
      <text:p text:style-name="P21"/>
      <text:p text:style-name="P22">set <text:s/>$r<text:span text:style-name="T15">ax</text:span>=&amp;testarray<text:tab/>//Obtain and save the starting address of the array</text:p>
      <text:p text:style-name="P24">set <text:s/>$r<text:span text:style-name="T15">ax</text:span>=$r<text:span text:style-name="T15">ax</text:span>+8*3<text:tab/><text:tab/>//Add to starting address <text:span text:style-name="T10">the</text:span> bytes <text:span text:style-name="T10">needed</text:span> to arrive at cell #3</text:p>
      <text:p text:style-name="P24">set <text:s/>{long}$r<text:span text:style-name="T15">ax</text:span>=8888<text:tab/>//Assign new value to cell #3</text:p>
      <text:p text:style-name="P23"/>
      <text:p text:style-name="P23">//Display the contents of the array to confirm the change in cell #3</text:p>
      <text:p text:style-name="P21">p/d <text:s/>(long[<text:span text:style-name="T14">4</text:span>])testarray</text:p>
      <text:p text:style-name="P21"/>
      <text:p text:style-name="P14">//<text:span text:style-name="T16">Output only cell #3 of the array</text:span></text:p>
      <text:p text:style-name="P14"/>
      <text:p text:style-name="P15">Solution: ___________________________________________________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//Discussion. <text:s/>Why do we need a command to view a single cell of array when we can simply view the entire array? <text:s text:c="2"/>Answer: <text:s/>The technique of viewing the entire array or the first n values of the array does not scale up to large arrays. <text:s/>Suppose the array in question has 20000 quadwords. <text:s/>The value in cell #18945 is corrupted and causes a loop to crash exactly when #18945 is accessed. <text:s/>Using gdb to investigate it will not be practical to display thousands of numbers in order to investigate one cell.</text:p>
      <text:p text:style-name="P43">Arrays declared in X86 assembly bss segment</text:p>
      <text:p text:style-name="P26"/>
      <text:p text:style-name="P26"/>
      <text:p text:style-name="P26"/>
      <text:p text:style-name="P26">//Example in segment .bss</text:p>
      <text:p text:style-name="P26">fun <text:s/>resq <text:s/>6</text:p>
      <text:p text:style-name="P26">This is an array of 6 quadwords.</text:p>
      <text:p text:style-name="P26"/>
      <text:p text:style-name="P26">//fill the array during execution</text:p>
      <text:p text:style-name="P26">mov <text:s/>[fun], 12</text:p>
      <text:p text:style-name="P26">mov <text:s/>[fun+8*1], 17</text:p>
      <text:p text:style-name="P26">mov <text:s/>[fun+8*2], 8</text:p>
      <text:p text:style-name="P26">mov [fun+8*3], 35</text:p>
      <text:p text:style-name="P26">mov [fun+8*4], -2</text:p>
      <text:p text:style-name="P26"/>
      <text:p text:style-name="P26"/>
      <text:p text:style-name="P26"/>
      <text:p text:style-name="P26">//Output the address of cell #0</text:p>
      <text:p text:style-name="P26"/>
      <text:p text:style-name="P27">Answer: _________________________________________________________</text:p>
      <text:p text:style-name="P26"/>
      <text:p text:style-name="P26"/>
      <text:p text:style-name="P26">//<text:span text:style-name="T17">Output the datum stored in cell #0</text:span></text:p>
      <text:p text:style-name="P26"/>
      <text:p text:style-name="P27">Answer: _________________________________________________________</text:p>
      <text:p text:style-name="P26"/>
      <text:p text:style-name="P26"/>
      <text:p text:style-name="P26"><text:span text:style-name="T6">//Output the first 5 number of the array</text:span></text:p>
      <text:p text:style-name="P26"><text:span text:style-name="T6"/></text:p>
      <text:p text:style-name="P27"><text:span text:style-name="T6">Answer: ________________________________________________________</text:span></text:p>
      <text:p text:style-name="P27"><text:span text:style-name="T6"/></text:p>
      <text:p text:style-name="P27"><text:span text:style-name="T6"/></text:p>
      <text:p text:style-name="P27"><text:span text:style-name="T6">//Output the value stored in cell #3</text:span></text:p>
      <text:p text:style-name="P27"><text:span text:style-name="T6"/></text:p>
      <text:p text:style-name="P27"><text:span text:style-name="T6">Answer: _________________________________________________________</text:span></text:p>
      <text:p text:style-name="P27"><text:span text:style-name="T6"/></text:p>
      <text:p text:style-name="P27"><text:span text:style-name="T6"/></text:p>
      <text:p text:style-name="P27"><text:span text:style-name="T6">//Assign a new long value to cell #5</text:span></text:p>
      <text:p text:style-name="P27"><text:span text:style-name="T6"/></text:p>
      <text:p text:style-name="P27"><text:span text:style-name="T6">Answer: ___________________________________________________________</text:span></text:p>
      <text:p text:style-name="P27"><text:span text:style-name="T6"/></text:p>
      <text:p text:style-name="P27"><text:span text:style-name="T6"/></text:p>
      <text:p text:style-name="P27"><text:span text:style-name="T6">//Assign a new long value to cell #7, which doesn’t exist. <text:s/>Is gdb smart enough to detect this hacker stunt?</text:span></text:p>
      <text:p text:style-name="P27"><text:span text:style-name="T6"/></text:p>
      <text:p text:style-name="P27"><text:span text:style-name="T6">Answer: ___________________________________________________________</text:span></text:p>
      <text:p text:style-name="P44">Dynamic arrays declared in X86 Assembly text segment</text:p>
      <text:p text:style-name="P27"><text:span text:style-name="T6"/></text:p>
      <text:p text:style-name="P27"><text:span text:style-name="T6"/></text:p>
      <text:p text:style-name="P27"><text:span text:style-name="T6">//Declare dynamic array;</text:span></text:p>
      <text:p text:style-name="P27"><text:span text:style-name="T6">extern malloc</text:span></text:p>
      <text:p text:style-name="P27"><text:span text:style-name="T6">extern sizeof</text:span></text:p>
      <text:p text:style-name="P27"><text:span text:style-name="T6"/></text:p>
      <text:p text:style-name="P27"><text:span text:style-name="T6">segment .text</text:span></text:p>
      <text:p text:style-name="P27"><text:span text:style-name="T6">function_name:</text:span></text:p>
      <text:p text:style-name="P27"><text:span text:style-name="T6"/></text:p>
      <text:p text:style-name="P28"><text:span text:style-name="T6">;Ask for input of the number of quadwords to be in the array.</text:span></text:p>
      <text:p text:style-name="P28"><text:span text:style-name="T6">;Assume the inputted value is stored in r15.</text:span></text:p>
      <text:p text:style-name="P27"><text:span text:style-name="T6"/></text:p>
      <text:p text:style-name="P27"><text:span text:style-name="T6">;Declare the array </text:span><text:span text:style-name="T8">block</text:span></text:p>
      <text:p text:style-name="P27"><text:span text:style-name="T6">mov r15,0</text:span></text:p>
      <text:p text:style-name="P29"><text:span text:style-name="T6">mov rdi, r15</text:span></text:p>
      <text:p text:style-name="P29"><text:span text:style-name="T6">mul rdi,8<text:tab/><text:tab/>;Change rdi from qwords to bytes</text:span></text:p>
      <text:p text:style-name="P29"><text:span text:style-name="T6">call malloc</text:span></text:p>
      <text:p text:style-name="P29"><text:span text:style-name="T6">mov r14,rax<text:tab/><text:tab/>;r14 is the newly created array</text:span></text:p>
      <text:p text:style-name="P29"><text:span text:style-name="T6"/></text:p>
      <text:p text:style-name="P29"><text:span text:style-name="T6">;r14 holds the pointer to cell #0. <text:s/>r15 is the max number of qwords permitted in the array.</text:span></text:p>
      <text:p text:style-name="P29"><text:span text:style-name="T6"/></text:p>
      <text:p text:style-name="P29"><text:span text:style-name="T6">;</text:span><text:span text:style-name="T8">Place some numbers into this array</text:span></text:p>
      <text:p text:style-name="P30"><text:span text:style-name="T6">mov [r14+8*0], 37</text:span></text:p>
      <text:p text:style-name="P30"><text:span text:style-name="T6">mov [r14+8*1], -99</text:span></text:p>
      <text:p text:style-name="P30"><text:span text:style-name="T6">mov [r14+8*2], 0x404C000000000000</text:span></text:p>
      <text:p text:style-name="P30"><text:span text:style-name="T6">mov [r14+8*3], 0x000000000000C780</text:span></text:p>
      <text:p text:style-name="P30"><text:span text:style-name="T6">mov [r14+8*4], -99999</text:span></text:p>
      <text:p text:style-name="P30"><text:span text:style-name="T6">movsd [r14+8*5], xmm9</text:span></text:p>
      <text:p text:style-name="P30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16"/>
      <text:p text:style-name="P16">//<text:span text:style-name="T19">Questions about the array are on the next page.</text:span></text:p>
      <text:p text:style-name="P41">//<text:span text:style-name="T18">Begin questions for GDB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//Output the address of cell #0</text:span></text:p>
      <text:p text:style-name="P29"><text:span text:style-name="T8"/></text:p>
      <text:p text:style-name="P30"><text:span text:style-name="T6">Answer: <text:s/>_______________________________________________________________\</text:span></text:p>
      <text:p text:style-name="P30"><text:span text:style-name="T6"/></text:p>
      <text:p text:style-name="P30"><text:span text:style-name="T6"/></text:p>
      <text:p text:style-name="P30"><text:span text:style-name="T6">//Output the first three numbers in the array.</text:span></text:p>
      <text:p text:style-name="P30"><text:span text:style-name="T6"/></text:p>
      <text:p text:style-name="P30"><text:span text:style-name="T6">Answer: ______________________________________________________________</text:span></text:p>
      <text:p text:style-name="P30"><text:span text:style-name="T6"/></text:p>
      <text:p text:style-name="P30"><text:span text:style-name="T6"/></text:p>
      <text:p text:style-name="P30"><text:span text:style-name="T6">//Output the single value in cell #4</text:span></text:p>
      <text:p text:style-name="P30"><text:span text:style-name="T6"/></text:p>
      <text:p text:style-name="P30"><text:span text:style-name="T6">Answer: ______________________________________________________________</text:span></text:p>
      <text:p text:style-name="P30"><text:span text:style-name="T6"/></text:p>
      <text:p text:style-name="P30"><text:span text:style-name="T6"/></text:p>
      <text:p text:style-name="P31"><text:span text:style-name="T6">//Output </text:span><text:span text:style-name="T9">the current activation record. <text:s/>It begins at address rsp and ends at address rbp.</text:span></text:p>
      <text:p text:style-name="P31"><text:span text:style-name="T9"/></text:p>
      <text:p text:style-name="P32"><text:span text:style-name="T6">Answer: _______________________________________________________</text:span></text:p>
      <text:p text:style-name="P32"><text:span text:style-name="T6"/></text:p>
      <text:p text:style-name="P32"><text:span text:style-name="T6"/></text:p>
      <text:p text:style-name="P32"><text:span text:style-name="T6">Investigation question: <text:s/>Is the array pointer, r14, stored in the activation record?</text:span></text:p>
      <text:p text:style-name="P32"><text:span text:style-name="T6"/></text:p>
      <text:p text:style-name="P32"><text:span text:style-name="T6">Results of investigation: _________________________________________</text:span></text:p>
      <text:p text:style-name="P31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06:37:38.764530189</meta:creation-date>
    <dc:date>2021-03-16T08:05:23.081344007</dc:date>
    <meta:editing-duration>PT13M39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7" meta:paragraph-count="138" meta:word-count="802" meta:character-count="5268" meta:non-whitespace-character-count="4556"/>
  </office:meta>
</office:document-meta>
</file>